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4004" draw:textarea-horizontal-align="justify" draw:textarea-vertical-align="middle" draw:auto-grow-height="false" fo:min-height="6.45cm" fo:min-width="6.5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1.73cm" fo:min-width="1.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8.15cm" fo:min-width="6.5cm"/>
    </style:style>
    <style:style style:name="gr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25cm" fo:min-width="2.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1.25cm" fo:min-width="2.1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811cm" fo:min-width="0.489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811cm" fo:min-width="0.489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811cm" fo:min-width="0.48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811cm" fo:min-width="0.489cm"/>
    </style:style>
    <style:style style:name="gr13" style:family="graphic" style:parent-style-name="standard">
      <style:graphic-properties draw:fill-color="#461900" draw:textarea-horizontal-align="justify" draw:textarea-vertical-align="middle" draw:auto-grow-height="false" fo:min-height="0.739cm" fo:min-width="0.489cm"/>
    </style:style>
    <style:style style:name="gr14" style:family="graphic" style:parent-style-name="standard">
      <style:graphic-properties draw:textarea-vertical-align="middle" draw:auto-grow-height="false" fo:min-height="0.443cm" fo:min-width="0cm"/>
    </style:style>
    <style:style style:name="gr15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ff6600" draw:textarea-horizontal-align="justify" draw:textarea-vertical-align="middle" draw:auto-grow-height="false" fo:min-height="1.25cm" fo:min-width="2.1cm"/>
    </style:style>
    <style:style style:name="gr17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cm" draw:marker-start="Arrow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color="#000000" draw:fill="none" draw:fill-color="#ffffff" fo:min-height="1.907cm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0.739cm" fo:min-width="0.489cm"/>
    </style:style>
    <style:style style:name="gr21" style:family="graphic" style:parent-style-name="standard">
      <style:graphic-properties draw:fill-color="#9900ff" draw:textarea-horizontal-align="justify" draw:textarea-vertical-align="middle" draw:auto-grow-height="false" fo:min-height="0.739cm" fo:min-width="0.489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Arrowheads_20_1" draw:fill="none" draw:textarea-vertical-align="middle"/>
    </style:style>
    <style:style style:name="gr24" style:family="graphic" style:parent-style-name="objectwithoutfill">
      <style:graphic-properties draw:marker-start="" draw:marker-end="Arrowheads_20_1" draw:fill="none" draw:textarea-vertical-align="middle"/>
    </style:style>
    <style:style style:name="gr25" style:family="graphic" style:parent-style-name="standard">
      <style:graphic-properties draw:fill-color="#9933ff" draw:textarea-horizontal-align="justify" draw:textarea-vertical-align="middle" draw:auto-grow-height="false" fo:min-height="0.739cm" fo:min-width="0.489cm"/>
    </style:style>
    <style:style style:name="gr26" style:family="graphic" style:parent-style-name="objectwithoutfill">
      <style:graphic-properties draw:marker-start="" draw:marker-end="Arrowheads_20_1" draw:fill="none" draw:textarea-vertical-align="middle"/>
    </style:style>
    <style:style style:name="gr27" style:family="graphic" style:parent-style-name="standard">
      <style:graphic-properties draw:fill-color="#99ff66" draw:textarea-horizontal-align="justify" draw:textarea-vertical-align="middle" draw:auto-grow-height="false" fo:min-height="0.528cm" fo:min-width="0.27cm"/>
    </style:style>
    <style:style style:name="gr2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fill-color="#aea79f" draw:textarea-horizontal-align="justify" draw:textarea-vertical-align="middle" draw:auto-grow-height="false" fo:min-height="3.15cm" fo:min-width="3.1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32" style:family="graphic" style:parent-style-name="objectwithoutfill">
      <style:graphic-properties svg:stroke-width="0.2cm" svg:stroke-color="#ff3333" draw:marker-start="Arrow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-color="#314004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aea79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6666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461900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9900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9933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6.7cm" svg:x="7.2cm" svg:y="5.9cm">
          <text:p text:style-name="P1">PIC24FJ256GB206</text:p>
          <text:p text:style-name="P1">IO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2.8cm" svg:x="9.3cm" svg:y="1.3cm">
          <text:p text:style-name="P1">SMART</text:p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7cm" svg:y1="5.9cm" svg:x2="10.7cm" svg:y2="4.1cm">
          <text:p text:style-name="P1"><text:span text:style-name="T1">USB</text:span></text:p>
          <text:p text:style-name="P1"><text:span text:style-name="T1"/></text:p>
        </draw:line>
        <draw:custom-shape draw:style-name="gr4" draw:text-style-name="P5" draw:layer="layout" svg:width="7cm" svg:height="8.4cm" svg:x="7.2cm" svg:y="15cm">
          <text:p text:style-name="P1">PIC32MX795F512H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7cm" svg:y1="15cm" svg:x2="10.7cm" svg:y2="12.6cm">
          <text:p text:style-name="P1"><text:span text:style-name="T1">UART</text:span></text:p>
          <text:p text:style-name="P1"><text:span text:style-name="T1"/></text:p>
        </draw:line>
        <draw:custom-shape draw:style-name="gr6" draw:text-style-name="P6" draw:layer="layout" svg:width="2.6cm" svg:height="1.5cm" svg:x="16.5cm" svg:y="7.2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18.6cm">
          <text:p text:style-name="P1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20.5cm">
          <text:p text:style-name="P1"><text:span text:style-name="T1">UART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3.7cm">
          <text:p text:style-name="P1"><text:span text:style-name="T1">RJ12</text:span></text:p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14.9cm">
          <text:p text:style-name="P1"><text:span text:style-name="T1">RJ12</text:span></text:p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16.7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99cm" svg:height="1.499cm" svg:x="2.801cm" svg:y="11.3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18.5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20.3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399cm" svg:height="1.399cm" svg:x="5.801cm" svg:y="25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847cm" svg:height="2.199cm" svg:x="18.553cm" svg:y="1.9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5" draw:text-style-name="P4" draw:layer="layout" svg:x1="4.2cm" svg:y1="4.5cm" svg:x2="8.1cm" svg:y2="4.5cm">
          <text:p text:style-name="P1"><text:span text:style-name="T1">RST/PG</text:span></text:p>
          <text:p text:style-name="P1"><text:span text:style-name="T1"/></text:p>
        </draw:line>
        <draw:line draw:style-name="gr5" draw:text-style-name="P4" draw:layer="layout" svg:x1="4.2cm" svg:y1="15.688cm" svg:x2="7.2cm" svg:y2="15.688cm">
          <text:p text:style-name="P1"><text:span text:style-name="T1">RST/PG</text:span></text:p>
          <text:p text:style-name="P1"><text:span text:style-name="T1"/></text:p>
        </draw:line>
        <draw:custom-shape draw:style-name="gr7" draw:text-style-name="P7" draw:layer="layout" svg:width="2.6cm" svg:height="1.5cm" svg:x="16.5cm" svg:y="16.7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6cm" svg:height="1.5cm" svg:x="16.5cm" svg:y="7.2cm">
          <text:p text:style-name="P1"><text:span text:style-name="T1">UART</text:span></text:p>
          <text:p text:style-name="P1"><text:span text:style-name="T1">DEBU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6.0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7.8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9.6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8.1cm" svg:y1="5.9cm" svg:x2="8.1cm" svg:y2="4.5cm">
          <text:p/>
        </draw:line>
        <draw:line draw:style-name="gr18" draw:text-style-name="P4" draw:layer="layout" svg:x1="4.2cm" svg:y1="6.776cm" svg:x2="7.2cm" svg:y2="6.7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8.576cm" svg:x2="7.201cm" svg:y2="8.5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10.376cm" svg:x2="7.201cm" svg:y2="10.3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12.076cm" svg:x2="7.201cm" svg:y2="12.0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1cm" svg:y1="22.776cm" svg:x2="7.201cm" svg:y2="22.7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2cm" svg:y1="21.076cm" svg:x2="7.202cm" svg:y2="21.0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2cm" svg:y1="19.276cm" svg:x2="7.202cm" svg:y2="19.276cm">
          <text:p text:style-name="P1"><text:span text:style-name="T1"/></text:p>
          <text:p text:style-name="P1"><text:span text:style-name="T1"/></text:p>
        </draw:line>
        <draw:line draw:style-name="gr18" draw:text-style-name="P4" draw:layer="layout" svg:x1="4.202cm" svg:y1="17.476cm" svg:x2="7.202cm" svg:y2="17.476cm">
          <text:p text:style-name="P1"><text:span text:style-name="T1"/></text:p>
          <text:p text:style-name="P1"><text:span text:style-name="T1"/></text:p>
        </draw:line>
        <draw:line draw:style-name="gr5" draw:text-style-name="P4" draw:layer="layout" svg:x1="14.2cm" svg:y1="17.476cm" svg:x2="16.5cm" svg:y2="17.5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9.264cm" svg:x2="16.5cm" svg:y2="19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21.264cm" svg:x2="16.5cm" svg:y2="21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7.964cm" svg:x2="16.5cm" svg:y2="7.988cm">
          <text:p text:style-name="P1"><text:span text:style-name="T1">RX/TX</text:span></text:p>
          <text:p text:style-name="P1"><text:span text:style-name="T1"/></text:p>
        </draw:line>
        <draw:frame draw:style-name="gr19" draw:text-style-name="P15" draw:layer="layout" svg:width="10cm" svg:height="2.157cm" svg:x="0.1cm" svg:y="0.943cm">
          <draw:text-box>
            <text:p text:style-name="P1"><text:span text:style-name="T2">Beacon_Main_Board</text:span></text:p>
            <text:p text:style-name="P1"><text:span text:style-name="T2">V0-10</text:span></text:p>
          </draw:text-box>
        </draw:frame>
        <draw:custom-shape draw:style-name="gr20" draw:text-style-name="P10" draw:layer="layout" svg:width="1.399cm" svg:height="1.399cm" svg:x="2.801cm" svg:y="22.0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399cm" svg:height="1.399cm" svg:x="5.801cm" svg:y="26.7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7" draw:layer="layout" svg:x1="7.5cm" svg:y1="23.4cm" svg:x2="7.5cm" svg:y2="25.7cm">
          <text:p/>
        </draw:line>
        <draw:line draw:style-name="gr23" draw:text-style-name="P17" draw:layer="layout" svg:x1="7.9cm" svg:y1="23.4cm" svg:x2="7.9cm" svg:y2="27.4cm">
          <text:p/>
        </draw:line>
        <draw:line draw:style-name="gr24" draw:text-style-name="P17" draw:layer="layout" svg:x1="7.5cm" svg:y1="25.7cm" svg:x2="7.2cm" svg:y2="25.7cm">
          <text:p/>
        </draw:line>
        <draw:line draw:style-name="gr22" draw:text-style-name="P17" draw:layer="layout" svg:x1="7.9cm" svg:y1="27.4cm" svg:x2="7.2cm" svg:y2="27.4cm">
          <text:p/>
        </draw:line>
        <draw:custom-shape draw:style-name="gr13" draw:text-style-name="P13" draw:layer="layout" svg:width="1.399cm" svg:height="1.399cm" svg:x="8.251cm" svg:y="25.001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1.399cm" svg:height="1.399cm" svg:x="8.3cm" svg:y="26.701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7" draw:layer="layout" svg:x1="9.85cm" svg:y1="23.401cm" svg:x2="9.85cm" svg:y2="27.401cm">
          <text:p/>
        </draw:line>
        <draw:line draw:style-name="gr24" draw:text-style-name="P17" draw:layer="layout" svg:x1="8.9cm" svg:y1="23.4cm" svg:x2="8.9cm" svg:y2="25cm">
          <text:p/>
        </draw:line>
        <draw:line draw:style-name="gr22" draw:text-style-name="P17" draw:layer="layout" svg:x1="9.85cm" svg:y1="27.399cm" svg:x2="9.7cm" svg:y2="27.4cm">
          <text:p/>
        </draw:line>
        <draw:line draw:style-name="gr23" draw:text-style-name="P17" draw:layer="layout" svg:x1="11.8cm" svg:y1="23.4cm" svg:x2="11.8cm" svg:y2="26.5cm">
          <text:p/>
        </draw:line>
        <draw:line draw:style-name="gr26" draw:text-style-name="P19" draw:layer="layout" svg:x1="10.9cm" svg:y1="27.1cm" svg:x2="16cm" svg:y2="27.1cm">
          <text:p text:style-name="P1"><text:span text:style-name="T3">Servo +5V</text:span></text:p>
          <text:p text:style-name="P1"><text:span text:style-name="T3"/></text:p>
        </draw:line>
        <draw:line draw:style-name="gr23" draw:text-style-name="P17" draw:layer="layout" svg:x1="13.8cm" svg:y1="23.401cm" svg:x2="13.8cm" svg:y2="25.3cm">
          <text:p/>
        </draw:line>
        <draw:line draw:style-name="gr26" draw:text-style-name="P17" draw:layer="layout" svg:x1="12.9cm" svg:y1="25.9cm" svg:x2="16cm" svg:y2="25.9cm">
          <text:p text:style-name="P1"><text:span text:style-name="T3">Servo +5V</text:span></text:p>
          <text:p text:style-name="P1"><text:span text:style-name="T3"/></text:p>
        </draw:line>
        <draw:custom-shape draw:style-name="gr27" draw:text-style-name="P10" draw:layer="layout" svg:width="1.088cm" svg:height="1.1cm" svg:x="16.712cm" svg:y="4.5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7" draw:layer="layout" svg:x1="17.3cm" svg:y1="4.5cm" svg:x2="17.3cm" svg:y2="3.1cm">
          <text:p text:style-name="P1"><text:span text:style-name="T1">+3.3V</text:span></text:p>
          <text:p text:style-name="P1"/>
        </draw:line>
        <draw:custom-shape draw:style-name="gr29" draw:text-style-name="P8" draw:layer="layout" svg:width="3.6cm" svg:height="3.4cm" svg:x="16cm" svg:y="25cm">
          <text:p text:style-name="P1"><text:span text:style-name="T1">RJ45</text:span></text:p>
          <text:p text:style-name="P1"><text:span text:style-name="T1"/></text:p>
          <text:p text:style-name="P1"><text:span text:style-name="T1">BALISE N°2</text:span></text:p>
          <draw:enhanced-geometry svg:viewBox="0 0 21600 21600" draw:type="rectangle" draw:enhanced-path="M 0 0 L 21600 0 21600 21600 0 21600 0 0 Z N"/>
        </draw:custom-shape>
        <draw:line draw:style-name="gr22" draw:text-style-name="P17" draw:layer="layout" svg:x1="12.9cm" svg:y1="25.9cm" svg:x2="12.9cm" svg:y2="23.4cm">
          <text:p/>
        </draw:line>
        <draw:line draw:style-name="gr30" draw:text-style-name="P19" draw:layer="layout" svg:x1="13.8cm" svg:y1="25.3cm" svg:x2="16cm" svg:y2="25.3cm">
          <text:p text:style-name="P1"><text:span text:style-name="T3">Laser +12V</text:span></text:p>
          <text:p text:style-name="P1"><text:span text:style-name="T3"/></text:p>
        </draw:line>
        <draw:line draw:style-name="gr30" draw:text-style-name="P17" draw:layer="layout" svg:x1="11.8cm" svg:y1="26.5cm" svg:x2="16cm" svg:y2="26.5cm">
          <text:p text:style-name="P1"><text:span text:style-name="T3">Laser +12V</text:span></text:p>
          <text:p text:style-name="P1"><text:span text:style-name="T3"/></text:p>
        </draw:line>
        <draw:line draw:style-name="gr22" draw:text-style-name="P17" draw:layer="layout" svg:x1="10.9cm" svg:y1="27.1cm" svg:x2="10.9cm" svg:y2="23.4cm">
          <text:p/>
        </draw:line>
        <draw:line draw:style-name="gr31" draw:text-style-name="P19" draw:layer="layout" svg:x1="12.5cm" svg:y1="28cm" svg:x2="16cm" svg:y2="28cm">
          <text:p text:style-name="P1"><text:span text:style-name="T4">+3.3V/+5V/+12V</text:span></text:p>
          <text:p text:style-name="P1"><text:span text:style-name="T3"/></text:p>
          <text:p text:style-name="P1"><text:span text:style-name="T3"/></text:p>
        </draw:line>
        <draw:line draw:style-name="gr32" draw:text-style-name="P19" draw:layer="layout" svg:x1="15cm" svg:y1="3cm" svg:x2="18.55cm" svg:y2="3.01cm">
          <text:p text:style-name="P1"><text:span text:style-name="T4">+3.3V/+5V/+12V</text:span></text:p>
          <text:p text:style-name="P1"><text:span text:style-name="T3"/></text:p>
          <text:p text:style-name="P1"><text:span text:style-name="T3"/></text:p>
        </draw:line>
        <draw:custom-shape draw:style-name="gr10" draw:text-style-name="P10" draw:layer="layout" svg:width="1.399cm" svg:height="1.499cm" svg:x="17.201cm" svg:y="10.6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7.2cm" svg:y1="11.4cm" svg:x2="14.2cm" svg:y2="11.4cm">
          <text:p text:style-name="P1"><text:span text:style-name="T1"/></text:p>
          <text:p text:style-name="P1"><text:span text:style-name="T1"/></text:p>
        </draw:line>
        <draw:frame draw:style-name="gr33" draw:text-style-name="P21" draw:layer="layout" svg:width="2.2cm" svg:height="1.2cm" svg:x="17cm" svg:y="10cm">
          <draw:text-box>
            <text:p text:style-name="P20"><text:span text:style-name="T1">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5:57:25.337179999</meta:creation-date>
    <dc:date>2015-12-26T22:27:27.885477860</dc:date>
    <meta:editing-duration>PT1H3M27S</meta:editing-duration>
    <meta:editing-cycles>10</meta:editing-cycles>
    <meta:generator>LibreOffice/4.4.2.2$Linux_X86_64 LibreOffice_project/40m0$Build-2</meta:generator>
    <meta:document-statistic meta:object-count="64"/>
  </office:meta>
</office:document-meta>
</file>